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A20000007983DB06A2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draw:transform="rotate (-0.0113446401379627) translate (1.081cm 7.617cm)">
          <draw:image xlink:href="Pictures/1000000000000A20000007983DB06A2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6T22:04:52.353942795</dc:date>
    <meta:editing-duration>PT2M28S</meta:editing-duration>
    <meta:editing-cycles>1</meta:editing-cycles>
    <meta:generator>LibreOffice/4.3.3.2$Linux_ARM_EABI LibreOffice_project/430m0$Build-2</meta:generator>
    <meta:document-statistic meta:object-count="1"/>
  </office:meta>
</office:document-meta>
</file>